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800000008076D5DE36738A6D9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5.457cm" svg:y="9.814cm" svg:width="5.611cm" svg:height="5.611cm" draw:z-index="0"><draw:image xlink:href="Pictures/10000001000000800000008076D5DE36738A6D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16:44:42.690000000</meta:creation-date>
    <meta:print-date>2023-04-12T16:45:19.381000000</meta:print-date>
    <dc:date>2023-04-12T16:52:02.154000000</dc:date>
    <meta:editing-duration>PT7M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1.2$Windows_X86_64 LibreOffice_project/fcbaee479e84c6cd81291587d2ee68cba099e129</meta:generator>
  </office:meta>
</office:document-meta>
</file>